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646.3940506">
            <text:p>￥97,6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">
            <text:p>1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869">
            <text:p>142,8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2869">
            <text:p>￥142,8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869">
            <text:p>142869</text:p>
          </table:table-cell>
          <table:table-cell table:style-name="ce24"/>
          <table:table-cell table:style-name="ce28" table:formula="of:=SUM([.I3:.I6])" office:value-type="currency" office:currency="JPY" office:value="6545.73801537">
            <text:p>￥6,54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9591">
            <text:p>0.0098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2980">
            <text:p>￥742,980</text:p>
          </table:table-cell>
          <table:table-cell table:style-name="ce17" table:formula="of:=[.D3]*[.G3]" office:value-type="currency" office:currency="JPY" office:value="12553.3232118">
            <text:p>￥12,55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689591">
            <text:p>0.01689591</text:p>
          </table:table-cell>
          <table:table-cell table:style-name="ce25" table:formula="of:=[.G3]*[.H$1]" office:value-type="float" office:value="0.001689591">
            <text:p>0.0017</text:p>
          </table:table-cell>
          <table:table-cell table:style-name="ce29" table:formula="of:=[.H3]*[.D3]" office:value-type="currency" office:currency="JPY" office:value="1255.33232118">
            <text:p>￥1,25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83.6045">
            <text:p>283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01">
            <text:p>￥22.010</text:p>
          </table:table-cell>
          <table:table-cell table:style-name="ce17" table:formula="of:=[.D4]*([.B4]+[.C4])" office:value-type="currency" office:currency="JPY" office:value="10424.035045">
            <text:p>￥10,42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3.6045">
            <text:p>473.6045</text:p>
          </table:table-cell>
          <table:table-cell table:style-name="ce26" table:formula="of:=[.G4]*[.H$1]" office:value-type="float" office:value="47.36045">
            <text:p>47.4</text:p>
          </table:table-cell>
          <table:table-cell table:style-name="ce29" table:formula="of:=[.H4]*[.D4]" office:value-type="currency" office:currency="JPY" office:value="1042.4035045">
            <text:p>￥1,042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944">
            <text:p>1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4.5">
            <text:p>￥294.500</text:p>
          </table:table-cell>
          <table:table-cell table:style-name="ce17" table:formula="of:=[.D5]*[.G5]" office:value-type="currency" office:currency="JPY" office:value="10291.008">
            <text:p>￥10,291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4.944">
            <text:p>34.944</text:p>
          </table:table-cell>
          <table:table-cell table:style-name="ce24" table:formula="of:=[.G5]*[.H$1]" office:value-type="float" office:value="3.4944">
            <text:p>3</text:p>
          </table:table-cell>
          <table:table-cell table:style-name="ce29" table:formula="of:=[.H5]*[.D5]" office:value-type="currency" office:currency="JPY" office:value="1029.1008">
            <text:p>￥1,029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9391396">
            <text:p>0.9939139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405">
            <text:p>￥59,405</text:p>
          </table:table-cell>
          <table:table-cell table:style-name="ce17" table:formula="of:=[.D6]*[.G6]" office:value-type="currency" office:currency="JPY" office:value="64378.0277938">
            <text:p>￥64,3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8371396">
            <text:p>1.08371396</text:p>
          </table:table-cell>
          <table:table-cell table:style-name="ce25" table:formula="of:=[.G6]*[.H$7]" office:value-type="float" office:value="0.054185698">
            <text:p>0.0542</text:p>
          </table:table-cell>
          <table:table-cell table:style-name="ce29" table:formula="of:=[.H6]*[.D6]" office:value-type="currency" office:currency="JPY" office:value="3218.90138969">
            <text:p>￥3,218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11.59851265">
            <text:p>￥24,41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552.5522452">
            <text:p>￥91,5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1">
            <text:p>9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6300">
            <text:p>136,3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6300">
            <text:p>￥136,3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300">
            <text:p>136300</text:p>
          </table:table-cell>
          <table:table-cell table:style-name="ce24"/>
          <table:table-cell table:style-name="ce28" table:formula="of:=SUM([.I3:.I6])" office:value-type="currency" office:currency="JPY" office:value="6035.3912516365">
            <text:p>￥6,03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59591">
            <text:p>0.0115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5500">
            <text:p>￥715,500</text:p>
          </table:table-cell>
          <table:table-cell table:style-name="ce17" table:formula="of:=[.D3]*[.G3]" office:value-type="currency" office:currency="JPY" office:value="13305.373605">
            <text:p>￥13,30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859591">
            <text:p>0.01859591</text:p>
          </table:table-cell>
          <table:table-cell table:style-name="ce25" table:formula="of:=[.G3]*[.H$1]" office:value-type="float" office:value="0.00169222781">
            <text:p>0.0017</text:p>
          </table:table-cell>
          <table:table-cell table:style-name="ce29" table:formula="of:=[.H3]*[.D3]" office:value-type="currency" office:currency="JPY" office:value="1210.788998055">
            <text:p>￥1,210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31.0045">
            <text:p>331.0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47">
            <text:p>￥21.447</text:p>
          </table:table-cell>
          <table:table-cell table:style-name="ce17" table:formula="of:=[.D4]*([.B4]+[.C4])" office:value-type="currency" office:currency="JPY" office:value="11173.9835115">
            <text:p>￥11,17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21.0045">
            <text:p>521.0045</text:p>
          </table:table-cell>
          <table:table-cell table:style-name="ce26" table:formula="of:=[.G4]*[.H$1]" office:value-type="float" office:value="47.4114095">
            <text:p>47.4</text:p>
          </table:table-cell>
          <table:table-cell table:style-name="ce29" table:formula="of:=[.H4]*[.D4]" office:value-type="currency" office:currency="JPY" office:value="1016.8324995465">
            <text:p>￥1,016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9.944">
            <text:p>1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1.9">
            <text:p>￥291.900</text:p>
          </table:table-cell>
          <table:table-cell table:style-name="ce17" table:formula="of:=[.D5]*[.G5]" office:value-type="currency" office:currency="JPY" office:value="11075.8536">
            <text:p>￥11,0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7.944">
            <text:p>37.944</text:p>
          </table:table-cell>
          <table:table-cell table:style-name="ce24" table:formula="of:=[.G5]*[.H$1]" office:value-type="float" office:value="3.452904">
            <text:p>3</text:p>
          </table:table-cell>
          <table:table-cell table:style-name="ce29" table:formula="of:=[.H5]*[.D5]" office:value-type="currency" office:currency="JPY" office:value="1007.9026776">
            <text:p>￥1,00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3037383">
            <text:p>0.930373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890">
            <text:p>￥54,890</text:p>
          </table:table-cell>
          <table:table-cell table:style-name="ce17" table:formula="of:=[.D6]*[.G6]" office:value-type="currency" office:currency="JPY" office:value="55997.3415287">
            <text:p>￥55,99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2017383">
            <text:p>1.02017383</text:p>
          </table:table-cell>
          <table:table-cell table:style-name="ce25" table:formula="of:=[.G6]*[.H$7]" office:value-type="float" office:value="0.0510086915">
            <text:p>0.0510</text:p>
          </table:table-cell>
          <table:table-cell table:style-name="ce29" table:formula="of:=[.H6]*[.D6]" office:value-type="currency" office:currency="JPY" office:value="2799.867076435">
            <text:p>￥2,79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888.1380613">
            <text:p>￥22,88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2599.6185074">
            <text:p>￥92,60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83">
            <text:p>8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4"/>
          <table:table-cell table:style-name="ce28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29591">
            <text:p>0.0132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3480">
            <text:p>￥723,480</text:p>
          </table:table-cell>
          <table:table-cell table:style-name="ce17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5" table:formula="of:=[.G3]*[.H$1]" office:value-type="float" office:value="0.00168456053">
            <text:p>0.0017</text:p>
          </table:table-cell>
          <table:table-cell table:style-name="ce29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8.2045">
            <text:p>378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2">
            <text:p>￥21.820</text:p>
          </table:table-cell>
          <table:table-cell table:style-name="ce17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6" table:formula="of:=[.G4]*[.H$1]" office:value-type="float" office:value="47.1609735">
            <text:p>47.2</text:p>
          </table:table-cell>
          <table:table-cell table:style-name="ce29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2.944">
            <text:p>2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9.1">
            <text:p>￥299.100</text:p>
          </table:table-cell>
          <table:table-cell table:style-name="ce17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0.944">
            <text:p>40.944</text:p>
          </table:table-cell>
          <table:table-cell table:style-name="ce24" table:formula="of:=[.G5]*[.H$1]" office:value-type="float" office:value="3.398352">
            <text:p>3</text:p>
          </table:table-cell>
          <table:table-cell table:style-name="ce29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86454183">
            <text:p>0.864541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820">
            <text:p>￥55,820</text:p>
          </table:table-cell>
          <table:table-cell table:style-name="ce17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95434183">
            <text:p>0.95434183</text:p>
          </table:table-cell>
          <table:table-cell table:style-name="ce25" table:formula="of:=[.G6]*[.H$7]" office:value-type="float" office:value="0.0477170915">
            <text:p>0.0477</text:p>
          </table:table-cell>
          <table:table-cell table:style-name="ce29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149.90462685">
            <text:p>￥23,150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2018/06/19</text:date>, <text:time>22:0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9T22:00:39</dc:date>
    <dc:creator>鈴木 豊樹</dc:creator>
    <meta:editing-duration>P2DT6H41M44S</meta:editing-duration>
    <meta:editing-cycles>203</meta:editing-cycles>
    <meta:generator>OpenOffice/4.1.5$Unix OpenOffice.org_project/415m1$Build-9789</meta:generator>
    <meta:document-statistic meta:table-count="73" meta:cell-count="4582" meta:object-count="0"/>
  </office:meta>
</office:document-meta>
</file>